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d02" officeooo:paragraph-rsid="001e8d02"/>
    </style:style>
    <style:style style:name="P2" style:family="paragraph" style:parent-style-name="Standard">
      <style:paragraph-properties fo:margin-left="1.251cm" fo:text-indent="0cm" style:auto-text-indent="false"/>
      <style:text-properties officeooo:rsid="001e8d02" officeooo:paragraph-rsid="001e8d02"/>
    </style:style>
    <style:style style:name="P3" style:family="paragraph" style:parent-style-name="Standard">
      <style:paragraph-properties fo:margin-left="0cm" fo:text-indent="0cm" style:auto-text-indent="false"/>
      <style:text-properties officeooo:rsid="001ffd5f" officeooo:paragraph-rsid="001ffd5f"/>
    </style:style>
    <style:style style:name="P4" style:family="paragraph" style:parent-style-name="Standard">
      <style:paragraph-properties fo:margin-left="1.251cm" fo:text-indent="0cm" style:auto-text-indent="false"/>
      <style:text-properties officeooo:rsid="001ee3b9" officeooo:paragraph-rsid="001ee3b9"/>
    </style:style>
    <style:style style:name="T1" style:family="text">
      <style:text-properties officeooo:rsid="002253f8"/>
    </style:style>
    <style:style style:name="T2" style:family="text">
      <style:text-properties officeooo:rsid="0024a6bb"/>
    </style:style>
    <style:style style:name="T3" style:family="text">
      <style:text-properties officeooo:rsid="00252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Write Design Document</text:p>
      <text:p text:style-name="P1">- Update UML Diagram (check for correctness)</text:p>
      <text:p text:style-name="P1">- Ensure informal requirements are met:</text:p>
      <text:p text:style-name="P2">- <text:span text:style-name="T1">Front-end account log</text:span></text:p>
      <text:p text:style-name="P2">- <text:span text:style-name="T1">Banking Transaction log</text:span></text:p>
      <text:p text:style-name="P3">-<text:span text:style-name="T2">Check Rubric</text:span></text:p>
      <text:p text:style-name="P3">-<text:span text:style-name="T3">Names/Ids on document</text:span></text:p>
      <text:p text:style-name="P3"/>
      <text:p text:style-name="P4"/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2:51:05.371504200</meta:creation-date>
    <dc:date>2026-02-13T13:40:29.855432800</dc:date>
    <meta:editing-duration>PT26M37S</meta:editing-duration>
    <meta:editing-cycles>6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7" meta:word-count="30" meta:character-count="189" meta:non-whitespace-character-count="166"/>
  </office:meta>
</office:document-meta>
</file>